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5a761" officeooo:paragraph-rsid="0015a761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ll dir vor zu leben... irgendjemand hat in dieser dunklen Nacht das Warnlicht ausgemacht.</text:p>
      <text:p text:style-name="Standard">Und wir fliegen, ohne Flügel bist die Schwerkraft uns erinnert wer wir sind</text:p>
      <text:p text:style-name="Standard">lass uns leben, nur vergessen, was uns hält, mein Sicherheitsgurt hat nie etwas gebracht</text:p>
      <text:p text:style-name="Standard">....ich wär so gerne wenigstens am ende wieder nur ein Kind </text:p>
      <text:p text:style-name="Standard"/>
      <text:p text:style-name="Standard">stell dir vor zu leben.... hast du gesagt, ich dachte träum du lieber weiter nur im Schlaf </text:p>
      <text:p text:style-name="Standard">denn im Schlaf ist man schließlich Schaf für Schaf ein besserer Mensch und sündigt nicht</text:p>
      <text:p text:style-name="Standard">Träumen ist nicht gut fürs BIP, fürs BTMG, und die Ampeln sind nachts abgeschaltet</text:p>
      <text:p text:style-name="Standard">doch du sagst, du bleibst nachts lieber wach und lebst die Träume, oh, ich wär so gern bei dir!!!</text:p>
      <text:p text:style-name="Standard"/>
      <text:p text:style-name="Standard">Du sagst, du brauchst keine Ampeln, wenn du wirklich gehen willst</text:p>
      <text:p text:style-name="Standard">Du sagst, Sicherheit ist Illusion, und Wahrheit ein Fest </text:p>
      <text:p text:style-name="Standard">Du willst wohl, dass ich frei bin, willst mich tanzen sehn bei Nacht? </text:p>
      <text:p text:style-name="Standard">Doch jedesmal wenn ich bisher getanzt hab, haben sie drüber gelacht!!</text:p>
      <text:p text:style-name="Standard"><text:line-break/>immerhin hast du Träume.... wer braucht da schon Geld, wer braucht was zu essen, <text:s/>Freier sind auch nie zu knapp.</text:p>
      <text:p text:style-name="Standard">wenn du keinen Stolz hast ist er dir eben egal, du denkst dir halt dann nichts dabei</text:p>
      <text:p text:style-name="Standard">im Traum tut man nie hungern, und im Traum gibt es kein Kindergeschrei</text:p>
      <text:p text:style-name="Standard">Der Traum ist deine Blaupause fürs Leben, und im gegensatz zum Plan ist der Traum wenigstens frei!!</text:p>
      <text:p text:style-name="Standard"/>
      <text:p text:style-name="Standard">Du sagst, du brauchst keine Ampeln, wenn du wirklich gehen willst</text:p>
      <text:p text:style-name="Standard">Du sagst, Sicherheit ist Illusion, und Wahrheit ein Fest </text:p>
      <text:p text:style-name="Standard">Du willst wohl, dass ich frei bin, willst mich tanzen sehn bei Nacht? </text:p>
      <text:p text:style-name="Standard">Doch jedesmal wenn ich bisher getanzt hab, haben sie drüber gelacht, </text:p>
      <text:p text:style-name="Standard"/>
      <text:p text:style-name="Standard">weil ich mich wohl nicht gut bewege <text:line-break/>weil ich nicht gerne tanze, sondern lieber gehe <text:line-break/>was solls, das ist halt wer ich bin, </text:p>
      <text:p text:style-name="Standard">ich habs gefunden, tanz du nur weiter nach deinem </text:p>
      <text:p text:style-name="Standard"/>
      <text:p text:style-name="P1">Sinn!!<text:tab/><text:tab/><text:tab/><text:tab/><text:tab/><text:tab/><text:tab/><text:tab/><text:tab/><text:span text:style-name="T1">Definitiv ein Breakdown </text:span><text:span text:style-name="T2">=D</text:span></text:p>
      <text:p text:style-name="Standard"/>
      <text:p text:style-name="P2">Und wir fahren durch die Nacht, der Seitenstreifen gibt uns Halt</text:p>
      <text:p text:style-name="P2">und in deiner Gegenwart fühl ich mich noch gar nicht alt</text:p>
      <text:p text:style-name="P2">und wir fahren durch die Nacht, hier in deiner Gegenwart</text:p>
      <text:p text:style-name="P2">in dieser rasanten Fahrt hast du mich zu mir selbst gebracht</text:p>
      <text:p text:style-name="P2">Hier in dieser dunklen Nacht wechselst du die Straßenspur</text:p>
      <text:p text:style-name="P2">Seitenstreifen brauch ich nicht, für mein krankes Seelenheil</text:p>
      <text:p text:style-name="P2">bin ich jetzt schlussendlich frei, du wechselst die Straßenspur</text:p>
      <text:p text:style-name="P2">wie hat wohl der Typ gelebt, der uns dort entgegenfu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21S</meta:editing-duration>
    <meta:editing-cycles>5</meta:editing-cycles>
    <meta:generator>LibreOffice/4.1.0.4$Linux_x86 LibreOffice_project/410m0$Build-4</meta:generator>
    <dc:date>2015-05-14T16:50:37.142656697</dc:date>
    <meta:document-statistic meta:table-count="0" meta:image-count="0" meta:object-count="0" meta:page-count="1" meta:paragraph-count="31" meta:word-count="388" meta:character-count="2245" meta:non-whitespace-character-count="1867"/>
    <meta:user-defined meta:name="Info 1"/>
    <meta:user-defined meta:name="Info 2"/>
    <meta:user-defined meta:name="Info 3"/>
    <meta:user-defined meta:name="Info 4"/>
  </office:meta>
</office:document-meta>
</file>